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2c4fd" officeooo:paragraph-rsid="0012c4fd" style:language-asian="zh" style:country-asian="TW"/>
    </style:style>
    <style:style style:name="P2" style:family="paragraph" style:parent-style-name="Standard">
      <style:paragraph-properties fo:text-align="center" style:justify-single-word="false"/>
      <style:text-properties officeooo:rsid="0012c4fd" officeooo:paragraph-rsid="0012c4fd" style:language-asian="zh" style:country-asian="TW"/>
    </style:style>
    <style:style style:name="P3" style:family="paragraph" style:parent-style-name="Standard">
      <style:paragraph-properties fo:text-align="start" style:justify-single-word="false"/>
      <style:text-properties officeooo:rsid="0012c4fd" officeooo:paragraph-rsid="0012c4fd" style:language-asian="zh" style:country-asian="TW"/>
    </style:style>
    <style:style style:name="P4" style:family="paragraph" style:parent-style-name="Standard">
      <style:text-properties officeooo:rsid="00145698" officeooo:paragraph-rsid="00145698" style:language-asian="zh" style:country-asian="TW"/>
    </style:style>
    <style:style style:name="P5" style:family="paragraph" style:parent-style-name="Standard">
      <style:paragraph-properties fo:text-align="center" style:justify-single-word="false"/>
      <style:text-properties officeooo:paragraph-rsid="0012c4fd"/>
    </style:style>
    <style:style style:name="P6" style:family="paragraph" style:parent-style-name="Standard">
      <style:text-properties officeooo:paragraph-rsid="0015b921"/>
    </style:style>
    <style:style style:name="P7" style:family="paragraph" style:parent-style-name="Standard">
      <style:text-properties fo:language="zxx" fo:country="none" officeooo:rsid="00145698" officeooo:paragraph-rsid="0015b921" style:language-asian="zh" style:country-asian="TW" style:language-complex="zxx" style:country-complex="none"/>
    </style:style>
    <style:style style:name="P8" style:family="paragraph" style:parent-style-name="Text_20_body">
      <style:text-properties officeooo:rsid="0012c4fd" officeooo:paragraph-rsid="0012c4fd" style:language-asian="zh" style:country-asian="TW"/>
    </style:style>
    <style:style style:name="T1" style:family="text">
      <style:text-properties officeooo:rsid="0012c4fd" style:language-asian="zh" style:country-asian="TW"/>
    </style:style>
    <style:style style:name="T2" style:family="text">
      <style:text-properties officeooo:rsid="0015b921" style:language-asian="zh" style:country-asian="TW"/>
    </style:style>
    <style:style style:name="T3" style:family="text">
      <style:text-properties fo:font-variant="normal" fo:text-transform="none" fo:color="#333333" fo:letter-spacing="normal" style:font-name-asian="Helvetica Neue" style:font-style-asian="normal" style:font-weight-asian="bold"/>
    </style:style>
    <style:style style:name="T4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5" style:family="text">
      <style:text-properties fo:font-variant="normal" fo:text-transform="none" fo:color="#333333" style:font-name="Helvetica Neue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language="zxx" fo:country="none" fo:font-style="normal" fo:font-weight="normal" officeooo:rsid="00145698" style:language-asian="zh" style:country-asian="TW" style:language-complex="zxx" style:country-complex="none"/>
    </style:style>
    <style:style style:name="T8" style:family="text">
      <style:text-properties fo:font-variant="normal" fo:text-transform="none" fo:color="#4183c4" style:font-name="Helvetica Neue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第二天</text:span><text:span text:style-name="T3">在 </text:span><text:span text:style-name="T5">Windows </text:span><text:span text:style-name="T3">平台 </text:span><text:span text:style-name="T5">Git </text:span><text:span text:style-name="T3">工具</text:span></text:p>
      <text:p text:style-name="P5"/>
      <text:p text:style-name="P5"><text:span text:style-name="T3"/></text:p>
      <text:p text:style-name="P8">1.安裝 Git for windows</text:p>
      <text:p text:style-name="P8"><text:span text:style-name="T4">先連到 </text:span><text:a xlink:type="simple" xlink:href="http://msysgit.github.io/" text:style-name="Internet_20_link" text:visited-style-name="Visited_20_Internet_20_Link"><text:span text:style-name="T8">http://msysgit.github.io/</text:span></text:a><text:span text:style-name="T6"> </text:span><text:span text:style-name="T4">官網，準備下載安裝檔。</text:span></text:p>
      <text:p text:style-name="P8"/>
      <text:p text:style-name="P8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第三天 建立資料庫</text:p>
      <text:p text:style-name="P1"/>
      <text:p text:style-name="P4">1. mkdir 建立目錄</text:p>
      <text:p text:style-name="P4">2. git init</text:p>
      <text:p text:style-name="P6"><text:span text:style-name="T2">3. </text:span><text:span text:style-name="T7">git clone [REPOSITORY_URI]</text:span></text:p>
      <text:p text:style-name="P7"/>
      <text:p text:style-name="P2">第四天 版本管控指令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S</meta:editing-duration>
    <meta:editing-cycles>4</meta:editing-cycles>
    <meta:generator>LibreOffice/4.3.1.2$Windows_x86 LibreOffice_project/958349dc3b25111dbca392fbc281a05559ef6848</meta:generator>
    <dc:date>2015-06-01T00:25:08.872000000</dc:date>
    <meta:document-statistic meta:table-count="0" meta:image-count="0" meta:object-count="0" meta:page-count="2" meta:paragraph-count="8" meta:word-count="61" meta:character-count="155" meta:non-whitespace-character-count="137"/>
    <meta:user-defined meta:name="Info 1"/>
    <meta:user-defined meta:name="Info 2"/>
    <meta:user-defined meta:name="Info 3"/>
    <meta:user-defined meta:name="Info 4"/>
  </office:meta>
</office:document-meta>
</file>